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61c" officeooo:paragraph-rsid="0010a6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andas as pd</text:p>
      <text:p text:style-name="P1">import numpy as np</text:p>
      <text:p text:style-name="P1">import tensorflow as tf</text:p>
      <text:p text:style-name="P1">from tensorflow import keras</text:p>
      <text:p text:style-name="P1">import sklearn</text:p>
      <text:p text:style-name="P1">import argparse</text:p>
      <text:p text:style-name="P1">from keras.models import Sequential</text:p>
      <text:p text:style-name="P1">from keras.layers import Dense</text:p>
      <text:p text:style-name="P1">from sklearn.model_selection import train_test_split</text:p>
      <text:p text:style-name="P1"/>
      <text:p text:style-name="P1"/>
      <text:p text:style-name="P1">class Test(object):</text:p>
      <text:p text:style-name="P1"><text:s text:c="4"/>def split_data(self, input_file, target_variable, test_size):</text:p>
      <text:p text:style-name="P1"><text:s text:c="8"/>data = pd.read_csv(input_file)</text:p>
      <text:p text:style-name="P1"><text:s text:c="8"/>train = data.drop(target_variable, axis=1)</text:p>
      <text:p text:style-name="P1"><text:s text:c="8"/>test = data[target_variable]</text:p>
      <text:p text:style-name="P1"><text:s text:c="8"/>train_data, test_data, train_labels, test_labels = train_test_split(</text:p>
      <text:p text:style-name="P1"><text:s text:c="12"/>train, test, test_size=test_size, random_state=5</text:p>
      <text:p text:style-name="P1"><text:s text:c="8"/>)</text:p>
      <text:p text:style-name="P1"><text:s text:c="8"/>mean = train_data.mean(axis=0)</text:p>
      <text:p text:style-name="P1"><text:s text:c="8"/>std = train_data.std(axis=0)</text:p>
      <text:p text:style-name="P1"><text:s text:c="8"/>train_data = (train_data - mean) / std</text:p>
      <text:p text:style-name="P1"><text:s text:c="8"/>test_data = (test_data - mean) / std</text:p>
      <text:p text:style-name="P1"><text:s text:c="8"/>model = keras.Sequential(</text:p>
      <text:p text:style-name="P1"><text:s text:c="12"/>[</text:p>
      <text:p text:style-name="P1"><text:s text:c="16"/>keras.layers.Dense(</text:p>
      <text:p text:style-name="P1"><text:s text:c="20"/>64, activation=tf.nn.relu, input_shape=(train_data.shape[1],)</text:p>
      <text:p text:style-name="P1"><text:s text:c="16"/>),</text:p>
      <text:p text:style-name="P1"><text:s text:c="16"/>keras.layers.Dense(64, activation=tf.nn.relu),</text:p>
      <text:p text:style-name="P1"><text:s text:c="16"/>keras.layers.Dense(1),</text:p>
      <text:p text:style-name="P1"><text:s text:c="12"/>]</text:p>
      <text:p text:style-name="P1"><text:s text:c="8"/>)</text:p>
      <text:p text:style-name="P1"/>
      <text:p text:style-name="P1"><text:s text:c="8"/>optimizer = tf.train.RMSPropOptimizer(0.001)</text:p>
      <text:p text:style-name="P1"/>
      <text:p text:style-name="P1"><text:s text:c="8"/>model.compile(loss="mse", optimizer=optimizer, metrics=["mae"])</text:p>
      <text:p text:style-name="P1"><text:s text:c="8"/>model.fit(</text:p>
      <text:p text:style-name="P1"><text:s text:c="12"/>train_data, train_labels, epochs=500, validation_split=0.2, verbose=0</text:p>
      <text:p text:style-name="P1"><text:s text:c="8"/>)</text:p>
      <text:p text:style-name="P1"><text:s text:c="8"/>[loss, mae] = model.evaluate(test_data, test_labels, verbose=0)</text:p>
      <text:p text:style-name="P1"><text:s text:c="8"/>print(mae,loss)</text:p>
      <text:p text:style-name="P1"><text:s text:c="8"/>print("Testing set Mean Abs Error: ${:7.2f}".format(mae * 1000))</text:p>
      <text:p text:style-name="P1"/>
      <text:p text:style-name="P1"><text:s text:c="8"/>test_predictions = model.predict(test_data).flatten()</text:p>
      <text:p text:style-name="P1"/>
      <text:p text:style-name="P1"><text:s text:c="8"/>print(test_predictions)</text:p>
      <text:p text:style-name="P1"><text:s text:c="8"/>return test_predictions</text:p>
      <text:p text:style-name="P1"/>
      <text:p text:style-name="P1"/>
      <text:p text:style-name="P1"><text:soft-page-break/>if __name__ == "__main__":</text:p>
      <text:p text:style-name="P1"><text:s text:c="4"/>parser = argparse.ArgumentParser()</text:p>
      <text:p text:style-name="P1"><text:s text:c="4"/>required_args = parser.add_argument_group()</text:p>
      <text:p text:style-name="P1"><text:s text:c="4"/>required_args.add_argument("-i", "--input-file", dest="input_file", required=True)</text:p>
      <text:p text:style-name="P1"><text:s text:c="4"/>required_args.add_argument(</text:p>
      <text:p text:style-name="P1"><text:s text:c="8"/>"-t", "--target_variable", dest="target_variable", required=True</text:p>
      <text:p text:style-name="P1"><text:s text:c="4"/>)</text:p>
      <text:p text:style-name="P1"><text:s text:c="4"/>required_args.add_argument("-s","--test_size",dest="test_size",type=float,required=True)</text:p>
      <text:p text:style-name="P1"><text:s text:c="4"/>arguments = parser.parse_args()</text:p>
      <text:p text:style-name="P1"><text:s text:c="4"/>tr_obj = Test()</text:p>
      <text:p text:style-name="P1"><text:s text:c="4"/>tr_obj.split_data(arguments.input_file, arguments.target_variable,arguments.test_size)</text:p>
      <text:p text:style-name="P1"/>
      <text:p text:style-name="P1"/>
      <text:p text:style-name="P1"/>
      <text:p text:style-name="P1"/>
      <text:p text:style-name="P1">Collapse </text:p>
      <text:p text:style-name="P1"/>
      <text:p text:style-name="P1">Message Input</text:p>
      <text:p text:style-name="P1"/>
      <text:p text:style-name="P1">Message @Kilari Ra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09:06:34.417475090</meta:creation-date>
    <dc:date>2018-08-22T09:07:38.683255451</dc:date>
    <meta:editing-duration>PT1M5S</meta:editing-duration>
    <meta:editing-cycles>1</meta:editing-cycles>
    <meta:document-statistic meta:table-count="0" meta:image-count="0" meta:object-count="0" meta:page-count="2" meta:paragraph-count="55" meta:word-count="166" meta:character-count="2156" meta:non-whitespace-character-count="1699"/>
    <meta:generator>LibreOffice/5.1.6.2$Linux_X86_64 LibreOffice_project/10m0$Build-2</meta:generator>
  </office:meta>
</office:document-meta>
</file>